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Hello World<text:tab/></text:p>
          </draw:text-box>
        </draw:frame>
        <draw:frame presentation:style-name="pr2" draw:text-style-name="P1" draw:layer="layout" svg:width="24.599cm" svg:height="10.586cm" svg:x="2cm" svg:y="5.414cm" presentation:class="subtitle">
          <draw:text-box>
            <text:p text:style-name="P1">Hello World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 Clark</meta:initial-creator>
    <meta:creation-date>2018-02-11T16:30:00.27</meta:creation-date>
    <meta:editing-duration>PT2M18S</meta:editing-duration>
    <meta:editing-cycles>2</meta:editing-cycles>
    <dc:date>2018-02-11T16:30:38.33</dc:date>
    <dc:creator>Josh Clark</dc:creator>
    <meta:document-statistic meta:object-count="36"/>
    <meta:generator>OpenOffice/4.1.5$Win32 OpenOffice.org_project/415m1$Build-9789</meta:generator>
  </office:meta>
</office:document-meta>
</file>